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78.74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623635" calcext:value-type="float">
            <text:p>10,6236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762647" calcext:value-type="float">
            <text:p>10,7626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645169" calcext:value-type="float">
            <text:p>10,64516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.061314" calcext:value-type="float">
            <text:p>11,06131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181751" calcext:value-type="float">
            <text:p>11,18175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284736" calcext:value-type="float">
            <text:p>11,28473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895445" calcext:value-type="float">
            <text:p>10,8954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869994" calcext:value-type="float">
            <text:p>10,86999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304782" calcext:value-type="float">
            <text:p>11,30478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178643" calcext:value-type="float">
            <text:p>11,17864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330085" calcext:value-type="float">
            <text:p>11,3300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680084" calcext:value-type="float">
            <text:p>11,6800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.680084" calcext:value-type="float">
            <text:p>11,6800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680084" calcext:value-type="float">
            <text:p>11,68008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.73855" calcext:value-type="float">
            <text:p>11,738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73855" calcext:value-type="float">
            <text:p>11,738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051339" calcext:value-type="float">
            <text:p>12,0513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06165" calcext:value-type="float">
            <text:p>12,061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06165" calcext:value-type="float">
            <text:p>12,061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318618" calcext:value-type="float">
            <text:p>12,3186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.681029" calcext:value-type="float">
            <text:p>12,68102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.631966" calcext:value-type="float">
            <text:p>12,6319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25508" calcext:value-type="float">
            <text:p>12,2550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.516125" calcext:value-type="float">
            <text:p>12,5161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.531019" calcext:value-type="float">
            <text:p>12,531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.531019" calcext:value-type="float">
            <text:p>12,5310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643138" calcext:value-type="float">
            <text:p>12,643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.643138" calcext:value-type="float">
            <text:p>12,64313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.953373" calcext:value-type="float">
            <text:p>12,95337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.140017" calcext:value-type="float">
            <text:p>13,1400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.206715" calcext:value-type="float">
            <text:p>13,20671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.407303" calcext:value-type="float">
            <text:p>13,40730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.478114" calcext:value-type="float">
            <text:p>13,4781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.478114" calcext:value-type="float">
            <text:p>13,4781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.157093" calcext:value-type="float">
            <text:p>13,15709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.792598" calcext:value-type="float">
            <text:p>12,79259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.802516" calcext:value-type="float">
            <text:p>12,8025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776044" calcext:value-type="float">
            <text:p>12,7760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.776044" calcext:value-type="float">
            <text:p>12,7760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776044" calcext:value-type="float">
            <text:p>12,7760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776044" calcext:value-type="float">
            <text:p>12,7760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776044" calcext:value-type="float">
            <text:p>12,77604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610573" calcext:value-type="float">
            <text:p>12,6105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610573" calcext:value-type="float">
            <text:p>12,6105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888181" calcext:value-type="float">
            <text:p>12,8881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888181" calcext:value-type="float">
            <text:p>12,8881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89854" calcext:value-type="float">
            <text:p>12,898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89854" calcext:value-type="float">
            <text:p>12,898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89854" calcext:value-type="float">
            <text:p>12,898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89854" calcext:value-type="float">
            <text:p>12,898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89854" calcext:value-type="float">
            <text:p>12,8985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558873" calcext:value-type="float">
            <text:p>12,5588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558873" calcext:value-type="float">
            <text:p>12,5588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.797166" calcext:value-type="float">
            <text:p>12,7971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.780637" calcext:value-type="float">
            <text:p>12,7806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.780637" calcext:value-type="float">
            <text:p>12,7806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.610502" calcext:value-type="float">
            <text:p>12,6105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610502" calcext:value-type="float">
            <text:p>12,61050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620832" calcext:value-type="float">
            <text:p>12,6208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.620832" calcext:value-type="float">
            <text:p>12,6208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.620832" calcext:value-type="float">
            <text:p>12,6208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620832" calcext:value-type="float">
            <text:p>12,6208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.620832" calcext:value-type="float">
            <text:p>12,6208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.376277" calcext:value-type="float">
            <text:p>12,3762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.376277" calcext:value-type="float">
            <text:p>12,37627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.26048" calcext:value-type="float">
            <text:p>12,260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.26048" calcext:value-type="float">
            <text:p>12,260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.26048" calcext:value-type="float">
            <text:p>12,260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26048" calcext:value-type="float">
            <text:p>12,260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.26048" calcext:value-type="float">
            <text:p>12,260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.26048" calcext:value-type="float">
            <text:p>12,2604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2.285286" calcext:value-type="float">
            <text:p>12,2852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285286" calcext:value-type="float">
            <text:p>12,2852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285286" calcext:value-type="float">
            <text:p>12,28528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.492591" calcext:value-type="float">
            <text:p>12,4925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.55873" calcext:value-type="float">
            <text:p>12,5587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.635251" calcext:value-type="float">
            <text:p>12,63525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.359697" calcext:value-type="float">
            <text:p>12,35969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355568" calcext:value-type="float">
            <text:p>12,35556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.142062" calcext:value-type="float">
            <text:p>12,14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142062" calcext:value-type="float">
            <text:p>12,14206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835461" calcext:value-type="float">
            <text:p>11,8354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835461" calcext:value-type="float">
            <text:p>11,8354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835461" calcext:value-type="float">
            <text:p>11,8354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78997" calcext:value-type="float">
            <text:p>11,7899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74812" calcext:value-type="float">
            <text:p>11,748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387783" calcext:value-type="float">
            <text:p>11,3877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387783" calcext:value-type="float">
            <text:p>11,3877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387783" calcext:value-type="float">
            <text:p>11,3877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.236265" calcext:value-type="float">
            <text:p>11,236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.199042" calcext:value-type="float">
            <text:p>11,1990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.04751" calcext:value-type="float">
            <text:p>11,04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.04751" calcext:value-type="float">
            <text:p>11,04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.04751" calcext:value-type="float">
            <text:p>11,0475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.834001" calcext:value-type="float">
            <text:p>10,8340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846407" calcext:value-type="float">
            <text:p>10,8464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846407" calcext:value-type="float">
            <text:p>10,8464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846407" calcext:value-type="float">
            <text:p>10,8464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89032" calcext:value-type="float">
            <text:p>10,89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.89032" calcext:value-type="float">
            <text:p>10,89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89032" calcext:value-type="float">
            <text:p>10,890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.960629" calcext:value-type="float">
            <text:p>10,9606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.960629" calcext:value-type="float">
            <text:p>10,9606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.85929" calcext:value-type="float">
            <text:p>10,859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.85929" calcext:value-type="float">
            <text:p>10,859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.035623" calcext:value-type="float">
            <text:p>11,0356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035623" calcext:value-type="float">
            <text:p>11,0356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.014934" calcext:value-type="float">
            <text:p>11,0149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.014934" calcext:value-type="float">
            <text:p>11,0149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.014934" calcext:value-type="float">
            <text:p>11,0149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.014934" calcext:value-type="float">
            <text:p>11,01493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1.211964" calcext:value-type="float">
            <text:p>11,2119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211964" calcext:value-type="float">
            <text:p>11,21196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226986" calcext:value-type="float">
            <text:p>11,2269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.226986" calcext:value-type="float">
            <text:p>11,2269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226986" calcext:value-type="float">
            <text:p>11,2269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.226986" calcext:value-type="float">
            <text:p>11,2269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.932831" calcext:value-type="float">
            <text:p>10,93283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.895623" calcext:value-type="float">
            <text:p>10,8956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.895623" calcext:value-type="float">
            <text:p>10,8956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.895623" calcext:value-type="float">
            <text:p>10,8956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.895623" calcext:value-type="float">
            <text:p>10,8956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.993364" calcext:value-type="float">
            <text:p>10,9933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.993364" calcext:value-type="float">
            <text:p>10,99336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.558569" calcext:value-type="float">
            <text:p>10,55856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.672739" calcext:value-type="float">
            <text:p>10,6727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.672739" calcext:value-type="float">
            <text:p>10,6727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.672739" calcext:value-type="float">
            <text:p>10,6727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.672739" calcext:value-type="float">
            <text:p>10,67273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761681" calcext:value-type="float">
            <text:p>10,76168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.794774" calcext:value-type="float">
            <text:p>10,79477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.546102" calcext:value-type="float">
            <text:p>10,5461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.546102" calcext:value-type="float">
            <text:p>10,54610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.409583" calcext:value-type="float">
            <text:p>10,4095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.136122" calcext:value-type="float">
            <text:p>10,1361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021872" calcext:value-type="float">
            <text:p>10,021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.021872" calcext:value-type="float">
            <text:p>10,021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.021872" calcext:value-type="float">
            <text:p>10,021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.021872" calcext:value-type="float">
            <text:p>10,021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.021872" calcext:value-type="float">
            <text:p>10,0218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76082" calcext:value-type="float">
            <text:p>9,7608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460461" calcext:value-type="float">
            <text:p>9,4604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460461" calcext:value-type="float">
            <text:p>9,4604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48321" calcext:value-type="float">
            <text:p>9,483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48321" calcext:value-type="float">
            <text:p>9,483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197378" calcext:value-type="float">
            <text:p>9,1973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050095" calcext:value-type="float">
            <text:p>9,0500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050095" calcext:value-type="float">
            <text:p>9,0500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081096" calcext:value-type="float">
            <text:p>9,08109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030919" calcext:value-type="float">
            <text:p>9,0309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030919" calcext:value-type="float">
            <text:p>9,0309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030919" calcext:value-type="float">
            <text:p>9,0309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966365" calcext:value-type="float">
            <text:p>8,9663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966365" calcext:value-type="float">
            <text:p>8,9663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.061518" calcext:value-type="float">
            <text:p>9,0615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981398" calcext:value-type="float">
            <text:p>8,9813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975272" calcext:value-type="float">
            <text:p>8,9752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975272" calcext:value-type="float">
            <text:p>8,9752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975272" calcext:value-type="float">
            <text:p>8,9752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938439" calcext:value-type="float">
            <text:p>8,93843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861369" calcext:value-type="float">
            <text:p>8,861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798848" calcext:value-type="float">
            <text:p>8,7988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.76537" calcext:value-type="float">
            <text:p>8,765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76537" calcext:value-type="float">
            <text:p>8,765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8.76537" calcext:value-type="float">
            <text:p>8,765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76537" calcext:value-type="float">
            <text:p>8,765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.709087" calcext:value-type="float">
            <text:p>8,7090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709087" calcext:value-type="float">
            <text:p>8,7090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709087" calcext:value-type="float">
            <text:p>8,7090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709087" calcext:value-type="float">
            <text:p>8,7090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.709087" calcext:value-type="float">
            <text:p>8,7090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.682762" calcext:value-type="float">
            <text:p>8,682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647165" calcext:value-type="float">
            <text:p>8,6471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647165" calcext:value-type="float">
            <text:p>8,6471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525549" calcext:value-type="float">
            <text:p>8,5255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436519" calcext:value-type="float">
            <text:p>8,4365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.355332" calcext:value-type="float">
            <text:p>8,3553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326762" calcext:value-type="float">
            <text:p>8,32676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367585" calcext:value-type="float">
            <text:p>8,367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.359926" calcext:value-type="float">
            <text:p>8,3599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359926" calcext:value-type="float">
            <text:p>8,3599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369877" calcext:value-type="float">
            <text:p>8,369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369877" calcext:value-type="float">
            <text:p>8,369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369877" calcext:value-type="float">
            <text:p>8,369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369877" calcext:value-type="float">
            <text:p>8,369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8.369877" calcext:value-type="float">
            <text:p>8,36987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369839" calcext:value-type="float">
            <text:p>8,36983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.324729" calcext:value-type="float">
            <text:p>8,3247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148385" calcext:value-type="float">
            <text:p>8,1483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.109619" calcext:value-type="float">
            <text:p>8,1096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040904" calcext:value-type="float">
            <text:p>8,0409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012468" calcext:value-type="float">
            <text:p>8,01246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040824" calcext:value-type="float">
            <text:p>8,0408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929186" calcext:value-type="float">
            <text:p>7,929186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14:39.301000000</dc:date>
    <meta:editing-duration>PT1M11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10.623635">
                <text:p>10.623635</text:p>
                <draw:g>
                  <svg:desc>cameraslog_5.B2:cameraslog_5.B1001</svg:desc>
                </draw:g>
              </table:table-cell>
              <table:table-cell office:value-type="float" office:value="20">
                <text:p>20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762647">
                <text:p>10.7626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.645169">
                <text:p>10.6451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.061314">
                <text:p>11.0613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81751">
                <text:p>11.1817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.284736">
                <text:p>11.2847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895445">
                <text:p>10.8954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869994">
                <text:p>10.86999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304782">
                <text:p>11.3047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178643">
                <text:p>11.1786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330085">
                <text:p>11.3300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680084">
                <text:p>11.6800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.680084">
                <text:p>11.6800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680084">
                <text:p>11.6800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73855">
                <text:p>11.738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73855">
                <text:p>11.738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051339">
                <text:p>12.05133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06165">
                <text:p>12.061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.06165">
                <text:p>12.061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318618">
                <text:p>12.3186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.681029">
                <text:p>12.6810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2.631966">
                <text:p>12.6319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.25508">
                <text:p>12.255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.516125">
                <text:p>12.5161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.531019">
                <text:p>12.531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2.531019">
                <text:p>12.5310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2.643138">
                <text:p>12.6431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.643138">
                <text:p>12.6431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2.953373">
                <text:p>12.95337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.140017">
                <text:p>13.1400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3.206715">
                <text:p>13.2067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3.407303">
                <text:p>13.40730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3.478114">
                <text:p>13.478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3.478114">
                <text:p>13.478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3.157093">
                <text:p>13.15709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.792598">
                <text:p>12.7925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802516">
                <text:p>12.80251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.776044">
                <text:p>12.7760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.776044">
                <text:p>12.7760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776044">
                <text:p>12.7760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776044">
                <text:p>12.7760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776044">
                <text:p>12.7760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610573">
                <text:p>12.6105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610573">
                <text:p>12.6105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888181">
                <text:p>12.888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.888181">
                <text:p>12.888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89854">
                <text:p>12.89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89854">
                <text:p>12.89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89854">
                <text:p>12.89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89854">
                <text:p>12.89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2.89854">
                <text:p>12.8985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2.558873">
                <text:p>12.5588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2.558873">
                <text:p>12.5588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2.797166">
                <text:p>12.7971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2.780637">
                <text:p>12.7806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2.780637">
                <text:p>12.78063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2.610502">
                <text:p>12.610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2.610502">
                <text:p>12.61050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2.620832">
                <text:p>12.6208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2.620832">
                <text:p>12.6208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2.620832">
                <text:p>12.6208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2.620832">
                <text:p>12.6208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2.620832">
                <text:p>12.6208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2.376277">
                <text:p>12.3762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2.376277">
                <text:p>12.37627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2.26048">
                <text:p>12.26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2.26048">
                <text:p>12.26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2.26048">
                <text:p>12.26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2.26048">
                <text:p>12.26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.26048">
                <text:p>12.26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2.26048">
                <text:p>12.260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2.285286">
                <text:p>12.285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2.285286">
                <text:p>12.285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2.285286">
                <text:p>12.2852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.492591">
                <text:p>12.4925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.55873">
                <text:p>12.5587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.635251">
                <text:p>12.6352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.359697">
                <text:p>12.35969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.355568">
                <text:p>12.35556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.142062">
                <text:p>12.1420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.142062">
                <text:p>12.1420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1.835461">
                <text:p>11.835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1.835461">
                <text:p>11.835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1.835461">
                <text:p>11.835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1.78997">
                <text:p>11.789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1.74812">
                <text:p>11.748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1.387783">
                <text:p>11.3877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1.387783">
                <text:p>11.3877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1.387783">
                <text:p>11.3877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.236265">
                <text:p>11.236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.199042">
                <text:p>11.19904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.04751">
                <text:p>11.04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.04751">
                <text:p>11.04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.04751">
                <text:p>11.047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.834001">
                <text:p>10.8340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.846407">
                <text:p>10.8464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.846407">
                <text:p>10.8464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.846407">
                <text:p>10.8464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.89032">
                <text:p>10.89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.89032">
                <text:p>10.89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.89032">
                <text:p>10.890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.960629">
                <text:p>10.960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.960629">
                <text:p>10.9606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.85929">
                <text:p>10.859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.85929">
                <text:p>10.859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.035623">
                <text:p>11.0356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1.035623">
                <text:p>11.0356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1.014934">
                <text:p>11.014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1.014934">
                <text:p>11.014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.014934">
                <text:p>11.014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1.014934">
                <text:p>11.0149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1.211964">
                <text:p>11.2119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1.211964">
                <text:p>11.21196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1.226986">
                <text:p>11.2269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1.226986">
                <text:p>11.2269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1.226986">
                <text:p>11.2269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1.226986">
                <text:p>11.2269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.932831">
                <text:p>10.9328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.895623">
                <text:p>10.8956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.895623">
                <text:p>10.8956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.895623">
                <text:p>10.8956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.895623">
                <text:p>10.8956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.993364">
                <text:p>10.9933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.993364">
                <text:p>10.99336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0.558569">
                <text:p>10.55856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0.672739">
                <text:p>10.6727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0.672739">
                <text:p>10.6727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0.672739">
                <text:p>10.6727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0.672739">
                <text:p>10.6727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0.761681">
                <text:p>10.7616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0.794774">
                <text:p>10.7947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0.546102">
                <text:p>10.546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0.546102">
                <text:p>10.54610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0.409583">
                <text:p>10.4095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0.409583">
                <text:p>10.4095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0.136122">
                <text:p>10.136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0.021872">
                <text:p>10.021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.021872">
                <text:p>10.021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0.021872">
                <text:p>10.021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0.021872">
                <text:p>10.021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0.021872">
                <text:p>10.02187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76082">
                <text:p>9.76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460461">
                <text:p>9.4604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460461">
                <text:p>9.4604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48321">
                <text:p>9.483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48321">
                <text:p>9.483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197378">
                <text:p>9.1973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050095">
                <text:p>9.050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050095">
                <text:p>9.0500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081096">
                <text:p>9.0810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030919">
                <text:p>9.030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030919">
                <text:p>9.030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030919">
                <text:p>9.0309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966365">
                <text:p>8.9663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966365">
                <text:p>8.9663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9.061518">
                <text:p>9.061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981398">
                <text:p>8.9813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975272">
                <text:p>8.975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975272">
                <text:p>8.975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975272">
                <text:p>8.9752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938439">
                <text:p>8.9384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861369">
                <text:p>8.861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8.798848">
                <text:p>8.7988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8.76537">
                <text:p>8.765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8.76537">
                <text:p>8.765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8.76537">
                <text:p>8.765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8.76537">
                <text:p>8.765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8.709087">
                <text:p>8.7090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8.709087">
                <text:p>8.7090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8.709087">
                <text:p>8.7090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8.709087">
                <text:p>8.7090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8.709087">
                <text:p>8.7090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8.682762">
                <text:p>8.682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8.647165">
                <text:p>8.647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8.647165">
                <text:p>8.6471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8.525549">
                <text:p>8.52554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8.436519">
                <text:p>8.436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8.355332">
                <text:p>8.3553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8.326762">
                <text:p>8.3267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8.367585">
                <text:p>8.367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8.359926">
                <text:p>8.3599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8.359926">
                <text:p>8.3599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8.369877">
                <text:p>8.369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8.369877">
                <text:p>8.369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8.369877">
                <text:p>8.369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8.369877">
                <text:p>8.369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8.369877">
                <text:p>8.36987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8.369839">
                <text:p>8.3698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8.324729">
                <text:p>8.3247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8.148385">
                <text:p>8.1483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8.109619">
                <text:p>8.1096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8.040904">
                <text:p>8.0409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8.012468">
                <text:p>8.0124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8.040824">
                <text:p>8.0408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929186">
                <text:p>7.929186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